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 table:style-name="Default" table:number-columns-repeated="2"/>
          <table:table-cell table:style-name="Default" office:value-type="string" calcext:value-type="string">
            <text:p>93570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 table:style-name="Default" table:number-columns-repeated="2"/>
          <table:table-cell table:style-name="Default" office:value-type="string" calcext:value-type="string">
            <text:p>102142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766.15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166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19:12:56.5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8T19:21:36.854000000</dc:date>
    <meta:editing-duration>P6DT17H48M</meta:editing-duration>
    <meta:editing-cycles>2652</meta:editing-cycles>
    <meta:document-statistic meta:table-count="6" meta:cell-count="14730" meta:object-count="0"/>
  </office:meta>
</office:document-meta>
</file>